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PException.FOPException( String message ,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PException.printStackTra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PException.printStackTrace( java . io . PrintWriter 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PException.ge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PException.FOPException( String message , 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Exception.FOPException( String message , String systemId , int line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PException.FOP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Exception.se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PException.setLocalizedMessag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Exception.printStackTrace( java . io . Prin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PException.FOPException( 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Exception.getLocalized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PException.isLocatio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Exception.setLocation( String systemId , int line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PException.getRootExcep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